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33"/>
        <table:table-column table:style-name="co1" table:default-cell-style-name="ce37"/>
        <table:table-column table:style-name="co1" table:default-cell-style-name="ce1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50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51"/>
        <table:table-column table:style-name="co1" table:number-columns-repeated="970" table:default-cell-style-name="ce1"/>
        <table:table-column table:style-name="co1" table:default-cell-style-name="ce54"/>
        <table:table-column table:style-name="co1" table:number-columns-repeated="4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ready</text:p>
          </table:table-cell>
          <table:table-cell/>
          <table:table-cell table:style-name="ce1" table:number-columns-repeated="3"/>
          <table:table-cell/>
          <table:table-cell table:style-name="ce1" table:number-columns-repeated="1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2"/>
        </table:table-row>
        <table:table-row table:style-name="ro1">
          <table:table-cell/>
          <table:table-cell table:style-name="ce1"/>
          <table:table-cell table:style-name="ce18" office:value-type="string" calcext:value-type="string">
            <text:p>waitingforcorrections</text:p>
          </table:table-cell>
          <table:table-cell/>
          <table:table-cell table:style-name="ce1" table:number-columns-repeated="3"/>
          <table:table-cell/>
          <table:table-cell table:style-name="ce1" table:number-columns-repeated="1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notverified</text:p>
          </table:table-cell>
          <table:table-cell/>
          <table:table-cell table:style-name="ce1" table:number-columns-repeated="3"/>
          <table:table-cell/>
          <table:table-cell table:style-name="ce1" table:number-columns-repeated="1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2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mustbeextended</text:p>
          </table:table-cell>
          <table:table-cell/>
          <table:table-cell table:style-name="ce1" table:number-columns-repeated="3"/>
          <table:table-cell/>
          <table:table-cell table:style-name="ce1" table:number-columns-repeated="1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2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1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2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table:style-name="ce6" office:value-type="string" calcext:value-type="string">
            <text:p>Qart-hadasht (Carthage)</text:p>
          </table:table-cell>
          <table:table-cell office:value-type="string" calcext:value-type="string">
            <text:p>Zhongguo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Hun (the Huns)</text:p>
          </table:table-cell>
          <table:table-cell table:style-name="ce6" office:value-type="string" calcext:value-type="string">
            <text:p>Quechua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Iceni (Celts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Babilim (Babilon)</text:p>
          </table:table-cell>
          <table:table-cell table:style-name="ce6" office:value-type="string" calcext:value-type="string">
            <text:p>Arabiya (Arabia)</text:p>
          </table:table-cell>
          <table:table-cell/>
          <table:table-cell table:style-name="ce6" office:value-type="string" calcext:value-type="string">
            <text:p>Ellas(Greece)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table:style-name="ce6" office:value-type="string" calcext:value-type="string">
            <text:p>Dido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 office:value-type="string" calcext:value-type="string">
            <text:p>Boudicea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Nabu-kudurri-usur II</text:p>
          </table:table-cell>
          <table:table-cell table:style-name="ce6" office:value-type="string" calcext:value-type="string">
            <text:p>Harun al-Rashid</text:p>
          </table:table-cell>
          <table:table-cell/>
          <table:table-cell table:style-name="ce6"/>
          <table:table-cell table:number-columns-repeated="977"/>
        </table:table-row>
        <table:table-row table:style-name="ro1">
          <table:table-cell office:value-type="string" calcext:value-type="string">
            <text:p>Number of cities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7" calcext:value-type="float">
            <text:p>4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5" calcext:value-type="float">
            <text:p>55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31(196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" calcext:value-type="float">
            <text:p>2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 table:style-name="ce12" office:value-type="float" office:value="31" calcext:value-type="float">
            <text:p>31</text:p>
          </table:table-cell>
          <table:table-cell/>
          <table:table-cell table:style-name="ce6" table:number-columns-repeated="4"/>
          <table:table-cell/>
          <table:table-cell table:style-name="ce6" office:value-type="float" office:value="34" calcext:value-type="float">
            <text:p>34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style-name="ce6" office:value-type="string" calcext:value-type="string">
            <text:p>@pineappledan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/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table:number-columns-repeated="4"/>
          <table:table-cell/>
          <table:table-cell table:style-name="ce6" office:value-type="string" calcext:value-type="string">
            <text:p>@SeelingCat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erified by</text:p>
          </table:table-cell>
          <table:table-cell table:number-columns-repeated="2"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 table:style-name="ce6"/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table:number-columns-repeated="4"/>
          <table:table-cell/>
          <table:table-cell table:style-name="ce6" office:value-type="string" calcext:value-type="string">
            <text:p>@adan_eslavo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map from revolutionary war</text:p>
            <text:p>importance</text:p>
            <text:p>battles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style-name="ce6" office:value-type="string" calcext:value-type="string">
            <text:p>importance</text:p>
            <text:p>conquest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</table:table-cell>
          <table:table-cell table:style-name="ce6" office:value-type="string" calcext:value-type="string">
            <text:p>“Census1972”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/>
          <table:table-cell table:number-columns-repeated="2"/>
          <table:table-cell table:style-name="ce6" table:number-columns-repeated="4"/>
          <table:table-cell/>
          <table:table-cell table:style-name="ce6" office:value-type="string" calcext:value-type="string">
            <text:p>DelianLeague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24" office:value-type="string" calcext:value-type="string">
            <text:p>Qart-Hadasht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 office:value-type="string" calcext:value-type="string">
            <text:p>Attila’s Court</text:p>
          </table:table-cell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n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 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table:number-columns-repeated="4"/>
          <table:table-cell/>
          <table:table-cell table:style-name="ce24" office:value-type="string" calcext:value-type="string">
            <text:p>Athenai</text:p>
          </table:table-cell>
          <table:table-cell table:style-name="ce2"/>
          <table:table-cell/>
          <table:table-cell table:style-name="ce2" table:number-columns-repeated="9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6" office:value-type="string" calcext:value-type="string">
            <text:p>Ziz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/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imbuk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/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Ephesos</text:p>
          </table:table-cell>
          <table:table-cell table:number-columns-repeated="97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6" office:value-type="string" calcext:value-type="string">
            <text:p>Kapara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/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/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harsalos</text:p>
          </table:table-cell>
          <table:table-cell table:number-columns-repeated="97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uauhtitlan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6" office:value-type="string" calcext:value-type="string">
            <text:p>Moty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/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/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Rhodos</text:p>
          </table:table-cell>
          <table:table-cell table:number-columns-repeated="9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Huey Atotonilco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6" office:value-type="string" calcext:value-type="string">
            <text:p>Hippo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/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/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Eretria</text:p>
          </table:table-cell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Atotonilco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6" office:value-type="string" calcext:value-type="string">
            <text:p>Lixis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/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/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ergamon</text:p>
          </table:table-cell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Xilotepec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6" office:value-type="string" calcext:value-type="string">
            <text:p>Atiq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/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 Huree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/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Miletos</text:p>
          </table:table-cell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Axocopan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6" office:value-type="string" calcext:value-type="string">
            <text:p>Cossyra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/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/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hokaia</text:p>
          </table:table-cell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Hueyipochtlan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6" office:value-type="string" calcext:value-type="string">
            <text:p>Olissipona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/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/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Amphipolis</text:p>
          </table:table-cell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halco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6" office:value-type="string" calcext:value-type="string">
            <text:p>Cartennae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/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/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Korkyra</text:p>
          </table:table-cell>
          <table:table-cell table:number-columns-repeated="97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Ocuillan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6" office:value-type="string" calcext:value-type="string">
            <text:p>Lol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/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/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Chalkis</text:p>
          </table:table-cell>
          <table:table-cell table:number-columns-repeated="97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lachco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Tarras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/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/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Larisa</text:p>
          </table:table-cell>
          <table:table-cell table:number-columns-repeated="97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Cuauhnahuac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6" office:value-type="string" calcext:value-type="string">
            <text:p>Hadrumetum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Gaza</text:p>
          </table:table-cell>
          <table:table-cell table:style-name="ce6"/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/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Naupaktos</text:p>
          </table:table-cell>
          <table:table-cell table:number-columns-repeated="97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Huaxtepec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6" office:value-type="string" calcext:value-type="string">
            <text:p>Shalla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Memfis</text:p>
          </table:table-cell>
          <table:table-cell table:style-name="ce6"/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/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lataiai</text:p>
          </table:table-cell>
          <table:table-cell table:number-columns-repeated="97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Tlalcozauhtitlan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6" office:value-type="string" calcext:value-type="string">
            <text:p>Malaka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Alexandria</text:p>
          </table:table-cell>
          <table:table-cell table:style-name="ce6"/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/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Torone</text:p>
          </table:table-cell>
          <table:table-cell table:number-columns-repeated="97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Quiyauhteopan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6" office:value-type="string" calcext:value-type="string">
            <text:p>Iboshim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Paraitonion</text:p>
          </table:table-cell>
          <table:table-cell table:style-name="ce6"/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/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Naxos</text:p>
          </table:table-cell>
          <table:table-cell table:number-columns-repeated="9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Tlatlahquitepec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6" office:value-type="string" calcext:value-type="string">
            <text:p>Oyat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Damaskos</text:p>
          </table:table-cell>
          <table:table-cell table:style-name="ce6"/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/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Samos</text:p>
          </table:table-cell>
          <table:table-cell table:number-columns-repeated="97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Cuauhtochco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6" office:value-type="string" calcext:value-type="string">
            <text:p>Leptis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Nisibis</text:p>
          </table:table-cell>
          <table:table-cell table:style-name="ce6"/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/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Chios</text:p>
          </table:table-cell>
          <table:table-cell table:number-columns-repeated="97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Cuetlaxtlan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6" office:value-type="string" calcext:value-type="string">
            <text:p>Iomnium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Arbila</text:p>
          </table:table-cell>
          <table:table-cell table:style-name="ce6"/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/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Mytilini</text:p>
          </table:table-cell>
          <table:table-cell table:number-columns-repeated="97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Yohualtepec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6" office:value-type="string" calcext:value-type="string">
            <text:p>Kissi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Opis</text:p>
          </table:table-cell>
          <table:table-cell table:style-name="ce6"/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/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Alikarnassos</text:p>
          </table:table-cell>
          <table:table-cell table:number-columns-repeated="97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Coaixtlahuacan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6" office:value-type="string" calcext:value-type="string">
            <text:p>Tsabratan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Babylon</text:p>
          </table:table-cell>
          <table:table-cell table:style-name="ce6"/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 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/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Byzantium</text:p>
          </table:table-cell>
          <table:table-cell table:number-columns-repeated="97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Petlacalco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6" office:value-type="string" calcext:value-type="string">
            <text:p>Arambys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Susa</text:p>
          </table:table-cell>
          <table:table-cell table:style-name="ce6"/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 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/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aros</text:p>
          </table:table-cell>
          <table:table-cell table:number-columns-repeated="97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Acatlan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6" office:value-type="string" calcext:value-type="string">
            <text:p>Tingi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Persepolis</text:p>
          </table:table-cell>
          <table:table-cell table:style-name="ce6"/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/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Khersonesos</text:p>
          </table:table-cell>
          <table:table-cell table:number-columns-repeated="97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Ahuatlan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6" office:value-type="string" calcext:value-type="string">
            <text:p>Abdera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Pasargadai</text:p>
          </table:table-cell>
          <table:table-cell table:style-name="ce6"/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/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Argos</text:p>
          </table:table-cell>
          <table:table-cell table:number-columns-repeated="9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chinanco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6" office:value-type="string" calcext:value-type="string">
            <text:p>Kition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Aspadana</text:p>
          </table:table-cell>
          <table:table-cell table:style-name="ce6"/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 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/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Kroton</text:p>
          </table:table-cell>
          <table:table-cell table:number-columns-repeated="9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Huexotlan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6" office:value-type="string" calcext:value-type="string">
            <text:p>Sexi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/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Gortina</text:p>
          </table:table-cell>
          <table:table-cell table:number-columns-repeated="9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Ocuituco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6" office:value-type="string" calcext:value-type="string">
            <text:p>Maqom Hadash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/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ella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Tetela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6" office:value-type="string" calcext:value-type="string">
            <text:p>Tabarka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 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/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/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Epidamnos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Xalapan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6" office:value-type="string" calcext:value-type="string">
            <text:p>Lilybaeum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/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Nauplio</text:p>
          </table:table-cell>
          <table:table-cell table:number-columns-repeated="9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Cempoalatl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6" office:value-type="string" calcext:value-type="string">
            <text:p>Cape Melqart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 Novade 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/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atrai</text:p>
          </table:table-cell>
          <table:table-cell table:number-columns-repeated="9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14" office:value-type="string" calcext:value-type="string">
            <text:p>Teotihuacan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6" office:value-type="string" calcext:value-type="string">
            <text:p>Gadir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/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Melos</text:p>
          </table:table-cell>
          <table:table-cell table:number-columns-repeated="97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14" office:value-type="string" calcext:value-type="string">
            <text:p>Tlatelolco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6" office:value-type="string" calcext:value-type="string">
            <text:p>Drepana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43" office:value-type="string" calcext:value-type="string">
            <text:p>Goiogouen(Gayagaanhe)CayugaPrincipalVillag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 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Stageira</text:p>
          </table:table-cell>
          <table:table-cell table:number-columns-repeated="9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 Point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14" office:value-type="string" calcext:value-type="string">
            <text:p>Tlaxcala</text:p>
          </table:table-cell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style-name="ce6" office:value-type="string" calcext:value-type="string">
            <text:p>Bulla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3" office:value-type="string" calcext:value-type="string">
            <text:p>ChonodoteCayuga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Kydonia</text:p>
          </table:table-cell>
          <table:table-cell table:number-columns-repeated="9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14" office:value-type="string" calcext:value-type="string">
            <text:p>Calixtlahuaca</text:p>
          </table:table-cell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Cartagena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OnnontareCayu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Lamia</text:p>
          </table:table-cell>
          <table:table-cell table:number-columns-repeated="9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14" office:value-type="string" calcext:value-type="string">
            <text:p>Xochicalco</text:p>
          </table:table-cell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style-name="ce6" office:value-type="string" calcext:value-type="string">
            <text:p>Mahon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TioheroCayuga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 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14" office:value-type="string" calcext:value-type="string">
            <text:p>Atzcapotzalco</text:p>
          </table:table-cell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style-name="ce6" office:value-type="string" calcext:value-type="string">
            <text:p>Camarata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43" office:value-type="string" calcext:value-type="string">
            <text:p>HochelagaIroquois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14" office:value-type="string" calcext:value-type="string">
            <text:p>Tzintzuntzan</text:p>
          </table:table-cell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style-name="ce6" office:value-type="string" calcext:value-type="string">
            <text:p>Igilgili</text:p>
          </table:table-cell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43" office:value-type="string" calcext:value-type="string">
            <text:p>ShamokinIroquois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14" office:value-type="string" calcext:value-type="string">
            <text:p>Malinalco</text:p>
          </table:table-cell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style-name="ce6" office:value-type="string" calcext:value-type="string">
            <text:p>Macomades</text:p>
          </table:table-cell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Bactriani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43" office:value-type="string" calcext:value-type="string">
            <text:p>StadaconaIroquois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14" office:value-type="string" calcext:value-type="string">
            <text:p>Tula</text:p>
          </table:table-cell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style-name="ce6" office:value-type="string" calcext:value-type="string">
            <text:p>Rusazus</text:p>
          </table:table-cell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Nautac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43" office:value-type="string" calcext:value-type="string">
            <text:p>AkwesasneMohawk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14" office:value-type="string" calcext:value-type="string">
            <text:p>Tamuin</text:p>
          </table:table-cell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style-name="ce6" office:value-type="string" calcext:value-type="string">
            <text:p>Paxi</text:p>
          </table:table-cell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43" office:value-type="string" calcext:value-type="string">
            <text:p>CanajoharieMohawk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 Francade 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14" office:value-type="string" calcext:value-type="string">
            <text:p>Teayo</text:p>
          </table:table-cell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style-name="ce6" office:value-type="string" calcext:value-type="string">
            <text:p>Rhousikada</text:p>
          </table:table-cell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CanastigaoneMohawk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14" office:value-type="string" calcext:value-type="string">
            <text:p>Cempoala</text:p>
          </table:table-cell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style-name="ce6" office:value-type="string" calcext:value-type="string">
            <text:p>Zarai</text:p>
          </table:table-cell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43" office:value-type="string" calcext:value-type="string">
            <text:p>CaniengaMohawk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 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14" office:value-type="string" calcext:value-type="string">
            <text:p>Tlalmanalco</text:p>
          </table:table-cell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style-name="ce6" office:value-type="string" calcext:value-type="string">
            <text:p>Timici</text:p>
          </table:table-cell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43" office:value-type="string" calcext:value-type="string">
            <text:p>Caughnawaga(Kahnawake)Mohawk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14" office:value-type="string" calcext:value-type="string">
            <text:p>Ixtapaluca</text:p>
          </table:table-cell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Rusguniae</text:p>
          </table:table-cell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Taxila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43" office:value-type="string" calcext:value-type="string">
            <text:p>ChuchtononedaMohawk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 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14" office:value-type="string" calcext:value-type="string">
            <text:p>Tepexpan</text:p>
          </table:table-cell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Callista</text:p>
          </table:table-cell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Bucefalia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43" office:value-type="string" calcext:value-type="string">
            <text:p>GarogaMohawk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am’al</text:p>
          </table:table-cell>
          <table:table-cell table:style-name="ce6"/>
          <table:table-cell table:style-name="ce14" office:value-type="string" calcext:value-type="string">
            <text:p>Tepetlaoxtoc</text:p>
          </table:table-cell>
          <table:table-cell/>
          <table:table-cell table:style-name="ce6" office:value-type="string" calcext:value-type="string">
            <text:p>Neapoulis</text:p>
          </table:table-cell>
          <table:table-cell table:style-name="ce6" office:value-type="string" calcext:value-type="string">
            <text:p>Azama</text:p>
          </table:table-cell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KanagaroMohawk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ušhan</text:p>
          </table:table-cell>
          <table:table-cell table:style-name="ce6"/>
          <table:table-cell table:style-name="ce14" office:value-type="string" calcext:value-type="string">
            <text:p>Chiconautla</text:p>
          </table:table-cell>
          <table:table-cell/>
          <table:table-cell table:style-name="ce6" office:value-type="string" calcext:value-type="string">
            <text:p>Neokaisareia</text:p>
          </table:table-cell>
          <table:table-cell table:style-name="ce6" office:value-type="string" calcext:value-type="string">
            <text:p>Rusadir</text:p>
          </table:table-cell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43" office:value-type="string" calcext:value-type="string">
            <text:p>KanatsioharekeMohawk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ri</text:p>
          </table:table-cell>
          <table:table-cell table:style-name="ce6"/>
          <table:table-cell table:style-name="ce14" office:value-type="string" calcext:value-type="string">
            <text:p>Zitlaltepec</text:p>
          </table:table-cell>
          <table:table-cell table:style-name="ce18"/>
          <table:table-cell table:style-name="ce6" office:value-type="string" calcext:value-type="string">
            <text:p>Syrakousai</text:p>
          </table:table-cell>
          <table:table-cell table:style-name="ce6"/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uruspa</text:p>
          </table:table-cell>
          <table:table-cell table:style-name="ce6"/>
          <table:table-cell table:style-name="ce14" office:value-type="string" calcext:value-type="string">
            <text:p>Coyotepec</text:p>
          </table:table-cell>
          <table:table-cell table:style-name="ce18"/>
          <table:table-cell table:style-name="ce6" office:value-type="string" calcext:value-type="string">
            <text:p>Antiokheia Pisidias</text:p>
          </table:table-cell>
          <table:table-cell table:style-name="ce6"/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43" office:value-type="string" calcext:value-type="string">
            <text:p>NowadagaMohawk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ruhanni</text:p>
          </table:table-cell>
          <table:table-cell table:style-name="ce6"/>
          <table:table-cell table:style-name="ce14" office:value-type="string" calcext:value-type="string">
            <text:p>Tequixquiac</text:p>
          </table:table-cell>
          <table:table-cell table:style-name="ce18"/>
          <table:table-cell table:style-name="ce6" office:value-type="string" calcext:value-type="string">
            <text:p>Diocleia</text:p>
          </table:table-cell>
          <table:table-cell table:style-name="ce6"/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Jilotzingo</text:p>
          </table:table-cell>
          <table:table-cell table:style-name="ce18"/>
          <table:table-cell table:style-name="ce6" office:value-type="string" calcext:value-type="string">
            <text:p>Konstanteia</text:p>
          </table:table-cell>
          <table:table-cell table:style-name="ce6"/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43" office:value-type="string" calcext:value-type="string">
            <text:p>OsquakeMohawk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Tlapanaloya</text:p>
          </table:table-cell>
          <table:table-cell table:style-name="ce18"/>
          <table:table-cell table:style-name="ce6" office:value-type="string" calcext:value-type="string">
            <text:p>Kappadokia</text:p>
          </table:table-cell>
          <table:table-cell table:style-name="ce6"/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43" office:value-type="string" calcext:value-type="string">
            <text:p>SaratogaMohawk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Tultitan</text:p>
          </table:table-cell>
          <table:table-cell/>
          <table:table-cell table:style-name="ce6" office:value-type="string" calcext:value-type="string">
            <text:p>Ptolemaida</text:p>
          </table:table-cell>
          <table:table-cell table:style-name="ce6"/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43" office:value-type="string" calcext:value-type="string">
            <text:p>SchenectadyMohawk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Ecatepec</text:p>
          </table:table-cell>
          <table:table-cell/>
          <table:table-cell table:style-name="ce6" office:value-type="string" calcext:value-type="string">
            <text:p>Pelusium</text:p>
          </table:table-cell>
          <table:table-cell table:style-name="ce6"/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43" office:value-type="string" calcext:value-type="string">
            <text:p>SchoharieMohawk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oatepec</text:p>
          </table:table-cell>
          <table:table-cell/>
          <table:table-cell table:style-name="ce6" office:value-type="string" calcext:value-type="string">
            <text:p>Sardis</text:p>
          </table:table-cell>
          <table:table-cell table:style-name="ce6"/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43" office:value-type="string" calcext:value-type="string">
            <text:p>TeatontalogaMohawk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halchiuites</text:p>
          </table:table-cell>
          <table:table-cell/>
          <table:table-cell table:style-name="ce6" office:value-type="string" calcext:value-type="string">
            <text:p>Apameia</text:p>
          </table:table-cell>
          <table:table-cell table:style-name="ce6"/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table:number-columns-repeated="3"/>
          <table:table-cell office:value-type="string" calcext:value-type="string">
            <text:p>Rampur</text:p>
          </table:table-cell>
          <table:table-cell/>
          <table:table-cell table:style-name="ce43" office:value-type="string" calcext:value-type="string">
            <text:p>TiononderogeMohawk</text:p>
          </table:table-cell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hiauhita</text:p>
          </table:table-cell>
          <table:table-cell/>
          <table:table-cell table:style-name="ce6" office:value-type="string" calcext:value-type="string">
            <text:p>Anazarbos</text:p>
          </table:table-cell>
          <table:table-cell table:style-name="ce6"/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table:number-columns-repeated="3"/>
          <table:table-cell office:value-type="string" calcext:value-type="string">
            <text:p>Kolhapur</text:p>
          </table:table-cell>
          <table:table-cell/>
          <table:table-cell table:style-name="ce43" office:value-type="string" calcext:value-type="string">
            <text:p>TionondogenMohawk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/>
          <table:table-cell office:value-type="string" calcext:value-type="string">
            <text:p>Mekk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hapultepec</text:p>
          </table:table-cell>
          <table:table-cell/>
          <table:table-cell table:style-name="ce6" office:value-type="string" calcext:value-type="string">
            <text:p>Skythopoulis</text:p>
          </table:table-cell>
          <table:table-cell table:style-name="ce6"/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OneidaOneidaChiefVillage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/>
          <table:table-cell office:value-type="string" calcext:value-type="string">
            <text:p>Cidd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Itzapalapa</text:p>
          </table:table-cell>
          <table:table-cell/>
          <table:table-cell table:style-name="ce6" office:value-type="string" calcext:value-type="string">
            <text:p>Perge</text:p>
          </table:table-cell>
          <table:table-cell table:style-name="ce6"/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Ayotzinco</text:p>
          </table:table-cell>
          <table:table-cell/>
          <table:table-cell table:style-name="ce6" office:value-type="string" calcext:value-type="string">
            <text:p>Pessinous</text:p>
          </table:table-cell>
          <table:table-cell table:style-name="ce6"/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Iztapam</text:p>
          </table:table-cell>
          <table:table-cell/>
          <table:table-cell table:style-name="ce6" office:value-type="string" calcext:value-type="string">
            <text:p>Genua</text:p>
          </table:table-cell>
          <table:table-cell table:style-name="ce6"/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Germanicoupolis</text:p>
          </table:table-cell>
          <table:table-cell table:style-name="ce6"/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Emesa</text:p>
          </table:table-cell>
          <table:table-cell table:style-name="ce6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ChittenangoOneida</text:p>
          </table:table-cell>
          <table:table-cell table:number-columns-repeated="4"/>
          <table:table-cell table:style-name="ce6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Florentia</text:p>
          </table:table-cell>
          <table:table-cell table:style-name="ce6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Bostra</text:p>
          </table:table-cell>
          <table:table-cell table:style-name="ce6"/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sculum</text:p>
          </table:table-cell>
          <table:table-cell table:style-name="ce6"/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GanneiousOneida</text:p>
          </table:table-cell>
          <table:table-cell table:number-columns-repeated="4"/>
          <table:table-cell table:style-name="ce6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ynnada</text:p>
          </table:table-cell>
          <table:table-cell table:style-name="ce6"/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HostayuntwaOneida</text:p>
          </table:table-cell>
          <table:table-cell table:number-columns-repeated="4"/>
          <table:table-cell table:style-name="ce6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arentum</text:p>
          </table:table-cell>
          <table:table-cell table:style-name="ce6"/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OnaquagaOneida</text:p>
          </table:table-cell>
          <table:table-cell table:number-columns-repeated="4"/>
          <table:table-cell table:style-name="ce6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alaka</text:p>
          </table:table-cell>
          <table:table-cell table:style-name="ce6"/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arkianoupolis</text:p>
          </table:table-cell>
          <table:table-cell table:style-name="ce6"/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ingis</text:p>
          </table:table-cell>
          <table:table-cell table:style-name="ce6"/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ssewingoOneida</text:p>
          </table:table-cell>
          <table:table-cell table:number-columns-repeated="4"/>
          <table:table-cell table:style-name="ce6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Leptis Maukna</text:p>
          </table:table-cell>
          <table:table-cell table:style-name="ce6"/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Oxyrrhynchos</text:p>
          </table:table-cell>
          <table:table-cell table:style-name="ce6"/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Ierapolis Phrigias</text:p>
          </table:table-cell>
          <table:table-cell table:style-name="ce6"/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mida</text:p>
          </table:table-cell>
          <table:table-cell table:style-name="ce6"/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Kaisareia</text:p>
          </table:table-cell>
          <table:table-cell table:style-name="ce6"/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poletum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itifis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lalie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rsamosat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kanetotaOneida</text:p>
          </table:table-cell>
          <table:table-cell table:number-columns-repeated="4"/>
          <table:table-cell table:style-name="ce6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Hadrumetum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KanonwalohaleOneid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eleukei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ouenhoOnondagaGoienho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yan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GannentahaOnondagaMissionandfort,Kaneend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ozous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OnondagaOnondagaTraditionalIroquoisCapital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Razari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Deseroken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Konstantin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Ahaouete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elitene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tobi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kupi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Palm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omis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ondaganSenecaLargestSenecaVillageofthe17thcentury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sininkaSenecaPrincipalVillage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anawau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attarau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henan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atsekwyagon(BeadHill)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Joneadi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nadaseaga(Canadasaga?)SenecaSenecaCapital?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nnahe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Sheshequi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otiakt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Yoroonw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endaiaSeneca/Cayu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eiaiagonSeneca/Mohawk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Anna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ntahnah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Ingare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Nyuchirha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asqu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Unanauh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 office:value-type="string" calcext:value-type="string">
            <text:p>Unanauh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2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2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2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23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21:49:58.3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5-16T21:55:17.754000000</dc:date>
    <dc:creator>Adam Rojewski</dc:creator>
    <meta:editing-duration>PT16H17M22S</meta:editing-duration>
    <meta:editing-cycles>114</meta:editing-cycles>
    <meta:document-statistic meta:table-count="1" meta:cell-count="2429" meta:object-count="0"/>
  </office:meta>
</office:document-meta>
</file>